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 Rounded MT Bold" svg:font-family="'Arial Rounded MT Bold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6.17cm" fo:margin-left="0cm" fo:margin-top="0cm" fo:margin-bottom="0cm" table:align="left" fo:background-color="#fabf8f" style:writing-mode="lr-tb">
        <style:background-image/>
      </style:table-properties>
    </style:style>
    <style:style style:name="Table3.A" style:family="table-column">
      <style:table-column-properties style:column-width="6.17cm"/>
    </style:style>
    <style:style style:name="Table3.1" style:family="table-row">
      <style:table-row-properties style:min-row-height="1.233cm" fo:keep-together="auto"/>
    </style:style>
    <style:style style:name="Table3.A1" style:family="table-cell">
      <style:table-cell-properties fo:background-color="#e36c0a" fo:padding-left="0.191cm" fo:padding-right="0.191cm" fo:padding-top="0cm" fo:padding-bottom="0cm" fo:border="0.5pt solid #000001">
        <style:background-image/>
      </style:table-cell-properties>
    </style:style>
    <style:style style:name="Table3.2" style:family="table-row">
      <style:table-row-properties style:min-row-height="1.492cm" fo:keep-together="auto"/>
    </style:style>
    <style:style style:name="Table3.A2" style:family="table-cell">
      <style:table-cell-properties fo:background-color="#fabf8f" fo:padding-left="0.191cm" fo:padding-right="0.191cm" fo:padding-top="0cm" fo:padding-bottom="0cm" fo:border="0.5pt solid #000001">
        <style:background-image/>
      </style:table-cell-properties>
    </style:style>
    <style:style style:name="Table3.3" style:family="table-row">
      <style:table-row-properties style:min-row-height="2.237cm" fo:keep-together="auto"/>
    </style:style>
    <style:style style:name="Table2" style:family="table">
      <style:table-properties style:width="6.137cm" fo:margin-left="0cm" fo:margin-top="0cm" fo:margin-bottom="0cm" table:align="left" fo:background-color="#fabf8f" style:writing-mode="lr-tb">
        <style:background-image/>
      </style:table-properties>
    </style:style>
    <style:style style:name="Table2.A" style:family="table-column">
      <style:table-column-properties style:column-width="6.137cm"/>
    </style:style>
    <style:style style:name="Table2.1" style:family="table-row">
      <style:table-row-properties style:min-row-height="0.997cm" fo:keep-together="auto"/>
    </style:style>
    <style:style style:name="Table2.A1" style:family="table-cell">
      <style:table-cell-properties fo:background-color="#e36c0a" fo:padding-left="0.191cm" fo:padding-right="0.191cm" fo:padding-top="0cm" fo:padding-bottom="0cm" fo:border="0.5pt solid #000001">
        <style:background-image/>
      </style:table-cell-properties>
    </style:style>
    <style:style style:name="Table2.2" style:family="table-row">
      <style:table-row-properties style:min-row-height="1.274cm" fo:keep-together="auto"/>
    </style:style>
    <style:style style:name="Table2.A2" style:family="table-cell">
      <style:table-cell-properties fo:background-color="#fabf8f" fo:padding-left="0.191cm" fo:padding-right="0.191cm" fo:padding-top="0cm" fo:padding-bottom="0cm" fo:border="0.5pt solid #000001">
        <style:background-image/>
      </style:table-cell-properties>
    </style:style>
    <style:style style:name="Table2.3" style:family="table-row">
      <style:table-row-properties style:min-row-height="1.344cm" fo:keep-together="auto"/>
    </style:style>
    <style:style style:name="Table1" style:family="table">
      <style:table-properties style:width="6.795cm" fo:margin-left="0cm" fo:margin-top="0cm" fo:margin-bottom="0cm" table:align="left" fo:background-color="#fabf8f" style:writing-mode="lr-tb">
        <style:background-image/>
      </style:table-properties>
    </style:style>
    <style:style style:name="Table1.A" style:family="table-column">
      <style:table-column-properties style:column-width="6.795cm"/>
    </style:style>
    <style:style style:name="Table1.1" style:family="table-row">
      <style:table-row-properties style:min-row-height="0.993cm" fo:keep-together="auto"/>
    </style:style>
    <style:style style:name="Table1.A1" style:family="table-cell">
      <style:table-cell-properties fo:background-color="#e36c0a" fo:padding-left="0.191cm" fo:padding-right="0.191cm" fo:padding-top="0cm" fo:padding-bottom="0cm" fo:border="0.5pt solid #000001">
        <style:background-image/>
      </style:table-cell-properties>
    </style:style>
    <style:style style:name="Table1.2" style:family="table-row">
      <style:table-row-properties style:min-row-height="2.011cm" fo:keep-together="auto"/>
    </style:style>
    <style:style style:name="Table1.A2" style:family="table-cell">
      <style:table-cell-properties fo:background-color="#fabf8f" fo:padding-left="0.191cm" fo:padding-right="0.191cm" fo:padding-top="0cm" fo:padding-bottom="0cm" fo:border="0.5pt solid #000001">
        <style:background-image/>
      </style:table-cell-properties>
    </style:style>
    <style:style style:name="Table1.3" style:family="table-row">
      <style:table-row-properties style:min-row-height="2.88cm" fo:keep-together="auto"/>
    </style:style>
    <style:style style:name="Table5" style:family="table">
      <style:table-properties style:width="6.165cm" fo:margin-left="0cm" fo:margin-top="0cm" fo:margin-bottom="0cm" table:align="left" fo:background-color="#fabf8f" style:writing-mode="lr-tb">
        <style:background-image/>
      </style:table-properties>
    </style:style>
    <style:style style:name="Table5.A" style:family="table-column">
      <style:table-column-properties style:column-width="6.165cm"/>
    </style:style>
    <style:style style:name="Table5.1" style:family="table-row">
      <style:table-row-properties style:min-row-height="1.49cm" fo:keep-together="auto"/>
    </style:style>
    <style:style style:name="Table5.A1" style:family="table-cell">
      <style:table-cell-properties fo:background-color="#e36c0a" fo:padding-left="0.191cm" fo:padding-right="0.191cm" fo:padding-top="0cm" fo:padding-bottom="0cm" fo:border="0.5pt solid #000001">
        <style:background-image/>
      </style:table-cell-properties>
    </style:style>
    <style:style style:name="Table5.2" style:family="table-row">
      <style:table-row-properties style:min-row-height="0.422cm" fo:keep-together="auto"/>
    </style:style>
    <style:style style:name="Table5.A2" style:family="table-cell">
      <style:table-cell-properties fo:background-color="#fabf8f" fo:padding-left="0.191cm" fo:padding-right="0.191cm" fo:padding-top="0cm" fo:padding-bottom="0cm" fo:border="0.5pt solid #000001">
        <style:background-image/>
      </style:table-cell-properties>
    </style:style>
    <style:style style:name="Table5.3" style:family="table-row">
      <style:table-row-properties style:min-row-height="0.704cm" fo:keep-together="auto"/>
    </style:style>
    <style:style style:name="Table4" style:family="table">
      <style:table-properties style:width="6.165cm" fo:margin-left="0cm" fo:margin-top="0cm" fo:margin-bottom="0cm" table:align="left" fo:background-color="#fabf8f" style:writing-mode="lr-tb">
        <style:background-image/>
      </style:table-properties>
    </style:style>
    <style:style style:name="Table4.A" style:family="table-column">
      <style:table-column-properties style:column-width="6.165cm"/>
    </style:style>
    <style:style style:name="Table4.1" style:family="table-row">
      <style:table-row-properties style:min-row-height="1.49cm" fo:keep-together="auto"/>
    </style:style>
    <style:style style:name="Table4.A1" style:family="table-cell">
      <style:table-cell-properties fo:background-color="#e36c0a" fo:padding-left="0.191cm" fo:padding-right="0.191cm" fo:padding-top="0cm" fo:padding-bottom="0cm" fo:border="0.5pt solid #000001">
        <style:background-image/>
      </style:table-cell-properties>
    </style:style>
    <style:style style:name="Table4.2" style:family="table-row">
      <style:table-row-properties style:min-row-height="0.422cm" fo:keep-together="auto"/>
    </style:style>
    <style:style style:name="Table4.A2" style:family="table-cell">
      <style:table-cell-properties fo:background-color="#fabf8f" fo:padding-left="0.191cm" fo:padding-right="0.191cm" fo:padding-top="0cm" fo:padding-bottom="0cm" fo:border="0.5pt solid #000001">
        <style:background-image/>
      </style:table-cell-properties>
    </style:style>
    <style:style style:name="Table4.3" style:family="table-row">
      <style:table-row-properties style:min-row-height="1.004cm" fo:keep-together="auto"/>
    </style:style>
    <style:style style:name="Table7" style:family="table">
      <style:table-properties style:width="7.682cm" fo:margin-left="0cm" fo:margin-top="0cm" fo:margin-bottom="0cm" table:align="left" fo:background-color="#fabf8f" style:writing-mode="lr-tb">
        <style:background-image/>
      </style:table-properties>
    </style:style>
    <style:style style:name="Table7.A" style:family="table-column">
      <style:table-column-properties style:column-width="7.682cm"/>
    </style:style>
    <style:style style:name="Table7.1" style:family="table-row">
      <style:table-row-properties style:min-row-height="0.993cm" fo:keep-together="auto"/>
    </style:style>
    <style:style style:name="Table7.A1" style:family="table-cell">
      <style:table-cell-properties fo:background-color="#e36c0a" fo:padding-left="0.191cm" fo:padding-right="0.191cm" fo:padding-top="0cm" fo:padding-bottom="0cm" fo:border="0.5pt solid #000001">
        <style:background-image/>
      </style:table-cell-properties>
    </style:style>
    <style:style style:name="Table7.2" style:family="table-row">
      <style:table-row-properties style:min-row-height="1.462cm" fo:keep-together="auto"/>
    </style:style>
    <style:style style:name="Table7.A2" style:family="table-cell">
      <style:table-cell-properties fo:background-color="#fabf8f" fo:padding-left="0.191cm" fo:padding-right="0.191cm" fo:padding-top="0cm" fo:padding-bottom="0cm" fo:border="0.5pt solid #000001">
        <style:background-image/>
      </style:table-cell-properties>
    </style:style>
    <style:style style:name="Table7.3" style:family="table-row">
      <style:table-row-properties style:min-row-height="4.233cm" fo:keep-together="auto"/>
    </style:style>
    <style:style style:name="Table6" style:family="table">
      <style:table-properties style:width="7.588cm" fo:margin-left="0cm" fo:margin-top="0cm" fo:margin-bottom="0cm" table:align="left" fo:background-color="#fabf8f" style:writing-mode="lr-tb">
        <style:background-image/>
      </style:table-properties>
    </style:style>
    <style:style style:name="Table6.A" style:family="table-column">
      <style:table-column-properties style:column-width="7.588cm"/>
    </style:style>
    <style:style style:name="Table6.1" style:family="table-row">
      <style:table-row-properties style:min-row-height="1.005cm" fo:keep-together="auto"/>
    </style:style>
    <style:style style:name="Table6.A1" style:family="table-cell">
      <style:table-cell-properties fo:background-color="#e36c0a" fo:padding-left="0.191cm" fo:padding-right="0.191cm" fo:padding-top="0cm" fo:padding-bottom="0cm" fo:border="0.5pt solid #000001">
        <style:background-image/>
      </style:table-cell-properties>
    </style:style>
    <style:style style:name="Table6.2" style:family="table-row">
      <style:table-row-properties style:min-row-height="0.965cm" fo:keep-together="auto"/>
    </style:style>
    <style:style style:name="Table6.A2" style:family="table-cell">
      <style:table-cell-properties fo:background-color="#fabf8f" fo:padding-left="0.191cm" fo:padding-right="0.191cm" fo:padding-top="0cm" fo:padding-bottom="0cm" fo:border="0.5pt solid #000001">
        <style:background-image/>
      </style:table-cell-properties>
    </style:style>
    <style:style style:name="Table6.3" style:family="table-row">
      <style:table-row-properties style:min-row-height="2.505cm" fo:keep-together="auto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>
        <style:tab-stops>
          <style:tab-stop style:position="6.062cm"/>
        </style:tab-stops>
      </style:paragraph-properties>
      <style:text-properties fo:language="en" fo:country="US"/>
    </style:style>
    <style:style style:name="P3" style:family="paragraph" style:parent-style-name="Standard">
      <style:paragraph-properties>
        <style:tab-stops>
          <style:tab-stop style:position="1.82cm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6.062cm"/>
        </style:tab-stops>
      </style:paragraph-properties>
    </style:style>
    <style:style style:name="P5" style:family="paragraph" style:parent-style-name="Standard">
      <style:paragraph-properties fo:margin-top="0cm" fo:margin-bottom="0cm" style:contextual-spacing="false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>
        <style:tab-stops>
          <style:tab-stop style:position="1.82cm"/>
        </style:tab-stops>
      </style:paragraph-properties>
    </style:style>
    <style:style style:name="P8" style:family="paragraph" style:parent-style-name="Standard">
      <style:paragraph-properties fo:margin-top="0cm" fo:margin-bottom="0cm" style:contextual-spacing="false">
        <style:tab-stops>
          <style:tab-stop style:position="4.625cm"/>
        </style:tab-stops>
      </style:paragraph-properties>
    </style:style>
    <style:style style:name="P9" style:family="paragraph" style:parent-style-name="Standard">
      <style:paragraph-properties fo:margin-top="0cm" fo:margin-bottom="0cm" style:contextual-spacing="false"/>
      <style:text-properties style:font-name="Arial Rounded MT Bold" fo:language="en" fo:country="US"/>
    </style:style>
    <style:style style:name="P10" style:family="paragraph" style:parent-style-name="Standard">
      <style:paragraph-properties fo:margin-top="0cm" fo:margin-bottom="0cm" style:contextual-spacing="false">
        <style:tab-stops>
          <style:tab-stop style:position="1.82cm"/>
        </style:tab-stops>
      </style:paragraph-properties>
      <style:text-properties style:font-name="Arial Rounded MT Bold"/>
    </style:style>
    <style:style style:name="P11" style:family="paragraph" style:parent-style-name="Standard">
      <style:paragraph-properties fo:margin-top="0cm" fo:margin-bottom="0cm" style:contextual-spacing="false"/>
      <style:text-properties fo:language="en" fo:country="US"/>
    </style:style>
    <style:style style:name="P12" style:family="paragraph" style:parent-style-name="Standard">
      <style:paragraph-properties fo:margin-top="0cm" fo:margin-bottom="0cm" style:contextual-spacing="false">
        <style:tab-stops>
          <style:tab-stop style:position="1.82cm"/>
        </style:tab-stops>
      </style:paragraph-properties>
    </style:style>
    <style:style style:name="P13" style:family="paragraph" style:parent-style-name="Standard">
      <style:paragraph-properties fo:margin-left="0cm" fo:margin-right="0cm" fo:text-indent="1.249cm" style:auto-text-indent="false"/>
    </style:style>
    <style:style style:name="P14" style:family="paragraph" style:parent-style-name="Standard" style:master-page-name="Standard">
      <style:paragraph-properties style:page-number="auto"/>
    </style:style>
    <style:style style:name="T1" style:family="text">
      <style:text-properties style:font-name="Arial Rounded MT Bold"/>
    </style:style>
    <style:style style:name="T2" style:family="text">
      <style:text-properties style:font-name="Arial Rounded MT Bold" fo:font-size="20pt" style:font-size-asian="20pt" style:font-size-complex="20pt"/>
    </style:style>
    <style:style style:name="T3" style:family="text">
      <style:text-properties style:font-name="Arial Rounded MT Bold" fo:font-size="20pt" fo:font-style="italic" fo:font-weight="bold" style:font-size-asian="20pt" style:font-style-asian="italic" style:font-weight-asian="bold" style:font-size-complex="20pt"/>
    </style:style>
    <style:style style:name="T4" style:family="text">
      <style:text-properties style:font-name="Arial Rounded MT Bold" fo:font-size="20pt" fo:language="en" fo:country="US" style:font-size-asian="20pt" style:font-size-complex="20pt"/>
    </style:style>
    <style:style style:name="T5" style:family="text">
      <style:text-properties style:font-name="Arial Rounded MT Bold" fo:language="en" fo:country="US"/>
    </style:style>
    <style:style style:name="T6" style:family="text">
      <style:text-properties style:font-name="Arial Rounded MT Bold" fo:font-size="16pt" fo:font-style="italic" fo:font-weight="bold" style:font-size-asian="16pt" style:font-style-asian="italic" style:font-weight-asian="bold" style:font-size-complex="16pt"/>
    </style:style>
    <style:style style:name="T7" style:family="text">
      <style:text-properties style:font-name="Arial Rounded MT Bold" fo:font-size="16pt" fo:language="en" fo:country="US" style:font-size-asian="16pt" style:font-size-complex="16pt"/>
    </style:style>
    <style:style style:name="T8" style:family="text">
      <style:text-properties style:font-name="Arial Rounded MT Bold" fo:font-style="italic" fo:font-weight="bold" style:font-style-asian="italic" style:font-weight-asian="bold"/>
    </style:style>
    <style:style style:name="T9" style:family="text">
      <style:text-properties fo:language="en" fo:country="US"/>
    </style:style>
    <style:style style:name="fr1" style:family="graphic" style:parent-style-name="Frame">
      <style:graphic-properties fo:margin-left="0.249cm" fo:margin-right="0.249cm" fo:margin-top="0cm" fo:margin-bottom="0cm" style:vertical-pos="from-top" style:vertical-rel="paragraph" style:horizontal-pos="from-left" style:horizontal-rel="paragraph" fo:padding="0cm" fo:border="none"/>
    </style:style>
    <style:style style:name="gr1" style:family="graphic">
      <style:graphic-properties draw:stroke="solid" svg:stroke-width="0cm" svg:stroke-color="#000000" draw:stroke-linejoin="round" draw:fill="none" draw:textarea-vertical-align="top" fo:min-height="0.96cm" fo:min-width="0.00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draw:style-name="fr1" draw:name="Frame3" text:anchor-type="paragraph" svg:x="11.786cm" svg:y="0.064cm" svg:width="6.17cm" draw:z-index="1"><draw:text-box fo:min-height="0cm"><table:table table:name="Table3" table:style-name="Table3"><table:table-column table:style-name="Table3.A"/><table:table-row table:style-name="Table3.1"><table:table-cell table:style-name="Table3.A1" office:value-type="string"><text:p text:style-name="P6"><draw:frame draw:style-name="fr1" draw:name="Frame2" text:anchor-type="paragraph" svg:x="-7.911cm" svg:y="11.213cm" svg:width="6.137cm" draw:z-index="2"><draw:text-box fo:min-height="0cm"><table:table table:name="Table2" table:style-name="Table2"><table:table-column table:style-name="Table2.A"/><table:table-row table:style-name="Table2.1"><table:table-cell table:style-name="Table2.A1" office:value-type="string"><text:p text:style-name="P6"><draw:frame draw:style-name="fr1" draw:name="Frame1" text:anchor-type="paragraph" svg:x="-1.734cm" svg:y="-12.264cm" svg:width="6.795cm" draw:z-index="3"><draw:text-box fo:min-height="0cm"><table:table table:name="Table1" table:style-name="Table1"><table:table-column table:style-name="Table1.A"/><table:table-row table:style-name="Table1.1"><table:table-cell table:style-name="Table1.A1" office:value-type="string"><text:p text:style-name="P6"><text:span text:style-name="T2">Calciatore</text:span></text:p></table:table-cell></table:table-row><table:table-row table:style-name="Table1.2"><table:table-cell table:style-name="Table1.A2" office:value-type="string"><text:p text:style-name="P5"><text:s/><text:span text:style-name="T1">-nome: String</text:span></text:p><text:p text:style-name="P5"><text:span text:style-name="T1">-Posizione: Casella</text:span></text:p><text:p text:style-name="P5"><text:span text:style-name="T1">-Palla: boolean</text:span></text:p><text:p text:style-name="P8"><text:span text:style-name="T1">-NumMaglia:int<text:tab/></text:span></text:p></table:table-cell></table:table-row><table:table-row table:style-name="Table1.3"><table:table-cell table:style-name="Table1.A2" office:value-type="string"><text:p text:style-name="P5"><text:span text:style-name="T5">+New( :String, :int)</text:span></text:p><text:p text:style-name="P5"><text:span text:style-name="T5">+getNome():String</text:span></text:p><text:p text:style-name="P5"><text:span text:style-name="T5">+getNumMaglia():int</text:span></text:p><text:p text:style-name="P5"><text:span text:style-name="T1">+getPosizione():Casella</text:span></text:p><text:p text:style-name="P5"><text:span text:style-name="T1">+HasPalla():boolean</text:span></text:p><text:p text:style-name="P5"><text:span text:style-name="T1">+Muovi(:Casella):void</text:span></text:p><text:p text:style-name="P5"><text:span text:style-name="T1">+Passa(:Calciatore):void</text:span></text:p><text:p text:style-name="P5"><text:span text:style-name="T1">+setPalla(:boolean):void</text:span></text:p><text:p text:style-name="P5"><text:span text:style-name="T1">+set Posizione(:Casella):void</text:span></text:p><text:p text:style-name="P5"><text:span text:style-name="T1">+Tira():boolean</text:span></text:p></table:table-cell></table:table-row></table:table></draw:text-box></draw:frame><text:span text:style-name="T2">Squadra</text:span></text:p></table:table-cell></table:table-row><table:table-row table:style-name="Table2.2"><table:table-cell table:style-name="Table2.A2" office:value-type="string"><text:p text:style-name="P5"><text:span text:style-name="T1">-Nome: String</text:span></text:p><text:p text:style-name="P5"><text:span text:style-name="T1">-CodiceTurno:int</text:span></text:p><text:p text:style-name="P5"><text:span text:style-name="T1">-Rosa: array&lt;Calciatore&gt;</text:span></text:p><text:p text:style-name="P5"><text:span text:style-name="T1">-Divisa: Color</text:span></text:p></table:table-cell></table:table-row><table:table-row table:style-name="Table2.3"><table:table-cell table:style-name="Table2.A2" office:value-type="string"><text:p text:style-name="P5"><text:span text:style-name="T5">+New(:String, <text:s/>:int)</text:span></text:p><text:p text:style-name="P5"><text:span text:style-name="T5">+getCalciatore(:int):Calciatore</text:span></text:p><text:p text:style-name="P5"><text:span text:style-name="T5">+getDivisa():Color</text:span></text:p><text:p text:style-name="P5"><text:span text:style-name="T5">+setNome(:String):void</text:span></text:p><text:p text:style-name="P5"><text:span text:style-name="T5">+setCodTurno(int):void</text:span></text:p><text:p text:style-name="P5"><text:span text:style-name="T5">+set Divisa(:Color):void</text:span></text:p><text:p text:style-name="P5"><text:span text:style-name="T5">+getCodiceTurno():int</text:span></text:p><text:p text:style-name="P5"><text:span text:style-name="T5">+setCodiceTurno(:int):void</text:span></text:p></table:table-cell></table:table-row></table:table></draw:text-box></draw:frame><text:span text:style-name="T3">Utente</text:span></text:p><text:p text:style-name="P6"><text:span text:style-name="T6">&lt;&lt;Abstract class&gt;&gt;</text:span></text:p></table:table-cell></table:table-row><table:table-row table:style-name="Table3.2"><table:table-cell table:style-name="Table3.A2" office:value-type="string"><text:p text:style-name="P5"><text:span text:style-name="T1">#Nome: String</text:span></text:p><text:p text:style-name="P5"><text:span text:style-name="T1">#PropriaSqudra: Squadra</text:span></text:p><text:p text:style-name="P5"><text:span text:style-name="T1">#Punteggio: int</text:span></text:p><text:p text:style-name="P5"><text:span text:style-name="T1">#CodTurn:int</text:span></text:p></table:table-cell></table:table-row><table:table-row table:style-name="Table3.3"><table:table-cell table:style-name="Table3.A2" office:value-type="string"><text:p text:style-name="P5"><text:span text:style-name="T5">+New(:String, <text:s/>:String, :int)</text:span></text:p><text:p text:style-name="P5"><text:span text:style-name="T5">+getPunteggio():int</text:span></text:p><text:p text:style-name="P5"><text:span text:style-name="T1">+getSquadra():Squadra</text:span></text:p><text:p text:style-name="P5"><text:span text:style-name="T8">+Mossa(:Squadra):int&lt;&lt;Abstract&gt;&gt;</text:span></text:p><text:p text:style-name="P5"><text:span text:style-name="T5">+SetGol():void</text:span></text:p><text:p text:style-name="P5"><text:span text:style-name="T5">+SetNome(:String):void</text:span></text:p><text:p text:style-name="P5"><text:span text:style-name="T5">+GetNome():String</text:span></text:p><text:p text:style-name="P5"><text:span text:style-name="T5">+Set CodTurn(:int):void</text:span></text:p></table:table-cell></table:table-row></table:table></draw:text-box></draw:frame><text:span text:style-name="T9"> <text:s text:c="15"/></text:span></text:p>
      <text:p text:style-name="Standard"><text:span text:style-name="T9"><text:s text:c="3"/></text:span></text:p>
      <text:p text:style-name="Standard"><draw:custom-shape text:anchor-type="paragraph" draw:z-index="0" draw:style-name="gr1" svg:width="0.003cm" svg:height="0.96cm" svg:x="14.621cm" svg:y="5.858cm"><text:p/><draw:enhanced-geometry draw:mirror-vertical="true" svg:viewBox="0 0 21600 21600" draw:type="mso-spt32" draw:enhanced-path="M 0 0 L 21600 21600 N"/></draw:custom-shape><text:span text:style-name="T9"><text:line-break/> <text:s text:c="116"/></text:span></text:p>
      <text:p text:style-name="P1"/>
      <text:p text:style-name="P1"/>
      <text:p text:style-name="P1"><draw:frame draw:style-name="fr1" draw:name="Frame5" text:anchor-type="paragraph" svg:x="19.927cm" svg:y="0.34cm" svg:width="6.165cm" draw:z-index="4"><draw:text-box fo:min-height="0cm"><table:table table:name="Table5" table:style-name="Table5"><table:table-column table:style-name="Table5.A"/><table:table-row table:style-name="Table5.1"><table:table-cell table:style-name="Table5.A1" office:value-type="string"><text:p text:style-name="P6"><draw:frame draw:style-name="fr1" draw:name="Frame4" text:anchor-type="paragraph" svg:x="14.141cm" svg:y="5.114cm" svg:width="6.165cm" draw:z-index="5"><draw:text-box fo:min-height="0cm"><table:table table:name="Table4" table:style-name="Table4"><table:table-column table:style-name="Table4.A"/><table:table-row table:style-name="Table4.1"><table:table-cell table:style-name="Table4.A1" office:value-type="string"><text:p text:style-name="P6"><text:span text:style-name="T4">UtenteAuto</text:span></text:p><text:p text:style-name="P6"><text:span text:style-name="T7">&lt;&lt;Eredita Utente&gt;&gt;</text:span></text:p></table:table-cell></table:table-row><table:table-row table:style-name="Table4.2"><table:table-cell table:style-name="Table4.A2" office:value-type="string"><text:p text:style-name="P9"/></table:table-cell></table:table-row><table:table-row table:style-name="Table4.3"><table:table-cell table:style-name="Table4.A2" office:value-type="string"><text:p text:style-name="P5"><text:span text:style-name="T5">+New(:String, <text:s/>:String, :int)</text:span></text:p><text:p text:style-name="P5"><text:span text:style-name="T5">+Mossa(:Squadra):int </text:span></text:p><text:p text:style-name="P9"/></table:table-cell></table:table-row></table:table></draw:text-box></draw:frame><text:span text:style-name="T4">UtenteReale</text:span></text:p><text:p text:style-name="P6"><text:span text:style-name="T7">&lt;&lt;Eredita Utente&gt;&gt;</text:span></text:p></table:table-cell></table:table-row><table:table-row table:style-name="Table5.2"><table:table-cell table:style-name="Table5.A2" office:value-type="string"><text:p text:style-name="P11"/></table:table-cell></table:table-row><table:table-row table:style-name="Table5.3"><table:table-cell table:style-name="Table5.A2" office:value-type="string"><text:p text:style-name="P5"><text:span text:style-name="T5">+New(:String, <text:s/>:String, :int)</text:span></text:p><text:p text:style-name="P5"><text:span text:style-name="T5">+Mossa (:Squadra):int</text:span></text:p></table:table-cell></table:table-row></table:table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  <text:p text:style-name="Standard"/>
      <text:p text:style-name="Standard"/>
      <text:p text:style-name="Standard"/>
      <text:p text:style-name="P13"/>
      <text:p text:style-name="Standard"/>
      <text:p text:style-name="Standard"><text:soft-page-break/></text:p>
      <text:p text:style-name="Standard"/>
      <text:p text:style-name="Standard"/>
      <text:p text:style-name="P3"><draw:frame draw:style-name="fr1" draw:name="Frame7" text:anchor-type="paragraph" svg:x="16.836cm" svg:y="-0.259cm" svg:width="7.682cm" draw:z-index="6"><draw:text-box fo:min-height="0cm"><table:table table:name="Table7" table:style-name="Table7"><table:table-column table:style-name="Table7.A"/><table:table-row table:style-name="Table7.1"><table:table-cell table:style-name="Table7.A1" office:value-type="string"><text:p text:style-name="P7"><draw:frame draw:style-name="fr1" draw:name="Frame6" text:anchor-type="paragraph" svg:x="-15.198cm" svg:y="-1.577cm" svg:width="7.588cm" draw:z-index="7"><draw:text-box fo:min-height="0cm"><table:table table:name="Table6" table:style-name="Table6"><table:table-column table:style-name="Table6.A"/><table:table-row table:style-name="Table6.1"><table:table-cell table:style-name="Table6.A1" office:value-type="string"><text:p text:style-name="P6"><text:span text:style-name="T2">Casella</text:span></text:p></table:table-cell></table:table-row><table:table-row table:style-name="Table6.2"><table:table-cell table:style-name="Table6.A2" office:value-type="string"><text:p text:style-name="P5"><text:span text:style-name="T5">-X:int</text:span></text:p><text:p text:style-name="P5"><text:span text:style-name="T5">-Y:int</text:span></text:p></table:table-cell></table:table-row><table:table-row table:style-name="Table6.3"><table:table-cell table:style-name="Table6.A2" office:value-type="string"><text:p text:style-name="P5"><text:span text:style-name="T5">+New(:int, :int)</text:span></text:p><text:p text:style-name="P5"><text:span text:style-name="T5">+GetX():int</text:span></text:p><text:p text:style-name="P5"><text:span text:style-name="T5">+GetY():int</text:span></text:p><text:p text:style-name="P5"><text:span text:style-name="T5">+SetX(:int):void</text:span></text:p><text:p text:style-name="P5"><text:span text:style-name="T5">+SetY(:int):void</text:span></text:p><text:p text:style-name="P5"><text:span text:style-name="T1">+VicinaPerMuoversi(:Casella):boolean</text:span></text:p><text:p text:style-name="P5"><text:span text:style-name="T1">+VicinaPerPassare(:Casella):boolean</text:span></text:p></table:table-cell></table:table-row></table:table></draw:text-box></draw:frame><text:span text:style-name="T2">Partita</text:span></text:p></table:table-cell></table:table-row><table:table-row table:style-name="Table7.2"><table:table-cell table:style-name="Table7.A2" office:value-type="string"><text:p text:style-name="P12"><text:span text:style-name="T1">-PlayerA:Utente</text:span></text:p><text:p text:style-name="P12"><text:span text:style-name="T1">-PlayerB:Utente</text:span></text:p><text:p text:style-name="P12"><text:span text:style-name="T1">-Mosse:int</text:span></text:p></table:table-cell></table:table-row><table:table-row table:style-name="Table7.3"><table:table-cell table:style-name="Table7.A2" office:value-type="string"><text:p text:style-name="P12"><text:span text:style-name="T1">+New(:Utente,:Utente)</text:span></text:p><text:p text:style-name="P12"><text:span text:style-name="T1">+changeTurno():void</text:span></text:p><text:p text:style-name="P12"><text:span text:style-name="T1">+getNumMosse():int</text:span></text:p><text:p text:style-name="P12"><text:span text:style-name="T1">+getPlayerA():Utente <text:s/></text:span></text:p><text:p text:style-name="P12"><text:span text:style-name="T1">+getPlayerB():Utente <text:s/></text:span></text:p><text:p text:style-name="P12"><text:span text:style-name="T1">+getTurno():int</text:span></text:p><text:p text:style-name="P12"><text:span text:style-name="T1">+VerificaContrasti():void</text:span></text:p><text:p text:style-name="P12"><text:span text:style-name="T1">+PallaAlCentro(:int):void</text:span></text:p><text:p text:style-name="P12"><text:span text:style-name="T1">+ToString():void</text:span></text:p><text:p text:style-name="P10"/></table:table-cell></table:table-row></table:table></draw:text-box></draw:frame><text:tab/></text:p>
      <text:p text:style-name="P3"/>
      <text:p text:style-name="Standard"><text:line-break/></text:p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4"><text:span text:style-name="T9"><text:tab/></text:span></text:p>
      <text:p text:style-name="P2"/>
      <text:p text:style-name="Standard"><text:span text:style-name="T9"><text:line-break/></text:span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 Rounded MT Bold" svg:font-family="'Arial Rounded MT Bold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msArrowOpenEnd_20_5" draw:display-name="msArrowOpenEnd 5" svg:viewBox="0 0 450 450" svg:d="M225 0l225 409-68 41-157-288-158 288-67-41z"/>
    <draw:marker draw:name="msArrowOpenEnd_20_8" draw:display-name="msArrowOpenEnd 8" svg:viewBox="0 0 600 450" svg:d="M300 0l300 409-90 41-210-288-210 288-90-4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it" fo:country="IT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it" fo:country="IT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stazione_20_Carattere" style:display-name="Intestazione Carattere" style:family="text" style:parent-style-name="Default_20_Paragraph_20_Font"/>
    <style:style style:name="Piè_20_di_20_pagina_20_Carattere" style:display-name="Piè di pagina Carattere" style:family="text" style:parent-style-name="Default_20_Paragraph_20_Fon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.499cm" style:writing-mode="lr-tb" style:layout-grid-color="#c0c0c0" style:layout-grid-lines="2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tente</meta:initial-creator>
    <meta:editing-cycles>20</meta:editing-cycles>
    <meta:print-date>2014-01-14T11:28:00</meta:print-date>
    <meta:creation-date>2014-01-10T18:46:00</meta:creation-date>
    <dc:date>2015-04-01T19:22:49.239158890</dc:date>
    <meta:editing-duration>PT15M36S</meta:editing-duration>
    <meta:generator>LibreOffice/4.2.7.2$Linux_x86 LibreOffice_project/420m0$Build-2</meta:generator>
    <meta:document-statistic meta:table-count="7" meta:image-count="0" meta:object-count="0" meta:page-count="2" meta:paragraph-count="80" meta:word-count="99" meta:character-count="1494" meta:non-whitespace-character-count="131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